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62cm"/>
    </style:style>
    <style:style style:name="co2" style:family="table-column">
      <style:table-column-properties fo:break-before="auto" style:column-width="5.038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  <style:text-properties fo:color="#000000" style:font-name="Arial Unicode M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number-columns-repeated="1018" table:default-cell-style-name="ce3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URI 1</text:p>
          </table:table-cell>
          <table:table-cell table:style-name="ce1" office:value-type="string" calcext:value-type="string">
            <text:p>URI 1 has &lt;relationship&gt; URI 2</text:p>
          </table:table-cell>
          <table:table-cell table:style-name="ce1" office:value-type="string" calcext:value-type="string">
            <text:p>URI 2</text:p>
          </table:table-cell>
          <table:table-cell table:style-name="ce1" office:value-type="string" calcext:value-type="string">
            <text:p>URI 2 has &lt;relationship&gt; URI 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oaa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noaa12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oaa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noaa13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oaa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noaa14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oaa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noaa15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oaa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noaa16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oaa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noaa17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oaa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noaa18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oaa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noaa19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 style:data-style-name="N2" text:time-value="16:07:11.728653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1-03T10:19:00Z</meta:creation-date>
    <dc:date>2016-01-27T16:08:10.646022335</dc:date>
    <meta:editing-duration>PT6M20S</meta:editing-duration>
    <meta:editing-cycles>2</meta:editing-cycles>
    <meta:document-statistic meta:table-count="1" meta:cell-count="36" meta:object-count="0"/>
  </office:meta>
</office:document-meta>
</file>